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37mm"/>
    </style:style>
    <style:style style:name="co2" style:family="table-column">
      <style:table-column-properties fo:break-before="auto" style:column-width="59.99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9.33mm"/>
    </style:style>
    <style:style style:name="co5" style:family="table-column">
      <style:table-column-properties fo:break-before="auto" style:column-width="10.16mm"/>
    </style:style>
    <style:style style:name="co6" style:family="table-column">
      <style:table-column-properties fo:break-before="auto" style:column-width="107.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ixhawk_2_Cube_80-Pin_Header_commen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ixhawk_2_Cube_80-Pin_He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MU-SWDIO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ngle wire debug i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!FMU-LED_AMBE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oot error LED ( drive only, use Fet to control led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MU-SWCLK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ngle wire debug cloc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2C_2_SDA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2C data i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!EXTERN_CS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hip select for external SPI (NC, just for debugging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2C_2_SCL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2c cloc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MU-!RESE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eset pin for the FM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_L_3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Future compatibilit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DD_SERVO_IN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ower for last resort i/o failsaf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N_H_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Future compatibilit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XTERN_DRD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nterrupt pin for external SPI (NC, just for debugging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RIAL_5_RX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ystem G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RIAL_5_T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ystem G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RIAL_4_RX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FET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afety button inp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RIAL_4_T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dd_3V3_SPECTRUM_E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nable for the spectrum voltage regulato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RIAL_3_RX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REASSURE_SENS_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nalogue port, for pressure sensor, or Laser range finder, or Sona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ERIAL_3_TX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UX_BATT_VOLTAGE_SEN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Voltage sense for Aux battery inpu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LAR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uzzer PWM signa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UX_BATT_CURRENT_SEN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urrent sense for Aux battery inpu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O-VDD_3V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O chip power, pinned through for debu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!VDD_5V_PERIPH_E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nable signal for Peripheral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!IO-LED_SAFETY_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O-LED_SAFETY pinned out for IRI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BU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vbus, voltage from USB plu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RIAL2_RTS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TG_DP1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ATA P from USB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ERIAL2_CTS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TG_DM1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RIAL2_RX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2C_1_SDA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2C data i/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ERIAL2_T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2C_1_SCL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2C cloc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ERIAL1_RX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N_L_2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anbus Low signal driver on FMU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ERIAL1_T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N_H_2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anbus High signal driver on FMU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ERIAL1_RTS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!VDD_5V_PERIPH_OC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rror state message from Periph power supply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ERIAL1_CTS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!VDD_5V_HIPOWER_OC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rror state message from High power Periph power supply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O-USART1_T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ATT_VOLTAGE_SENS_PRO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Voltage sense from main battery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O-USART1_RX_SPECTRUM_DS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ignal from Spectrum receiver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ATT_CURRENT_SENS_PRO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urrent sense from main batter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MU-CH1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I_EXT_MOSI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xternal SPI, for debug onl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MU-CH2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DD_SERV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VDD_Servo, for monitoring servo bu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MU-CH3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!VDD_BRICK_VALI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ain power valid signal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MU-CH4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!VDD_BACKUP_VALI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ackup power valid signa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MU-CH5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!VBUS_VALI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USB bus valid signal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MU-CH6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DD_5V_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ain power into FMU from power selectio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PM-SBUS-PRO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DD_5V_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ain power into FMU from power selectio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.BUS_OU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O-VDD_5V5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ower to RX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IO-CH8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PI_EXT_MIS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xternal SPI, for debug only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IO-CH7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IO-SWDIO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O single wire debug i/o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IO-CH6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IO-SWCLK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O single wire debug clock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O-CH5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PI_EXT_SCK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xternal SPI, for debug only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O-CH4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O-!RESE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O reset pi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O-CH3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N_L_1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anbus Low signal driver on FMU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O-CH2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N_H_1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anbus High signal driver on FMU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O-CH1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.00.0000</text:date>, <text:time style:data-style-name="N2" text:time-value="08:36:53.3574915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8-01T08:38:05.305670716</dc:date>
    <meta:editing-duration>PT1M11S</meta:editing-duration>
    <meta:editing-cycles>1</meta:editing-cycles>
    <meta:document-statistic meta:table-count="1" meta:cell-count="481" meta:object-count="0"/>
  </office:meta>
</office:document-meta>
</file>